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ED00002C3800001D107C63A7FC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F36" table:end-x="2.26cm" table:end-y="0.188cm" draw:z-index="0" svg:width="11.319cm" svg:height="7.439cm" svg:x="2.23cm" svg:y="0.425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5" table:end-x="0.029cm" table:end-y="0.214cm" draw:z-index="1" draw:name="Graphics 1" draw:style-name="gr1" draw:text-style-name="P1" svg:width="11.319cm" svg:height="7.439cm" svg:x="0cm" svg:y="0cm">
              <draw:image xlink:href="Pictures/200001ED00002C3800001D107C63A7FC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34:47</dc:date>
    <dc:language>en-US</dc:language>
    <meta:editing-cycles>4</meta:editing-cycles>
    <meta:editing-duration>PT7M47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8000001907349pt" style:font-family-asian="'Andale Sans UI'" style:font-pitch-asian="variable" style:font-size-asian="13.8000001907349pt" style:font-family-complex="Tahoma" style:font-pitch-complex="variable" style:font-size-complex="13.8000001907349pt"/>
    </style:style>
    <style:style style:name="ch3" style:family="chart">
      <style:graphic-properties draw:fill="none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7" style:family="chart">
      <style:chart-properties chart:symbol-type="none" chart:data-label-number="none" chart:data-label-text="false" chart:data-label-symbol="false" chart:pie-offset="10"/>
      <style:graphic-properties draw:fill-color="#9999ff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93366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9" style:family="chart">
      <style:chart-properties chart:symbol-type="none" chart:data-label-number="none" chart:data-label-text="false" chart:data-label-symbol="false"/>
      <style:graphic-properties draw:fill-color="#ffffcc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10" style:family="chart">
      <style:chart-properties chart:symbol-type="none" chart:data-label-number="none" chart:data-label-text="false" chart:data-label-symbol="false"/>
      <style:graphic-properties draw:fill-color="#ccffff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11" style:family="chart">
      <style:chart-properties chart:symbol-type="none" chart:data-label-number="none" chart:data-label-text="false" chart:data-label-symbol="false"/>
      <style:graphic-properties draw:fill-color="#660066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12" style:family="chart">
      <style:chart-properties chart:symbol-type="none" chart:data-label-number="none" chart:data-label-text="false" chart:data-label-symbol="false"/>
      <style:graphic-properties draw:fill-color="#ff8080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13" style:family="chart">
      <style:chart-properties chart:symbol-type="none" chart:data-label-number="none" chart:data-label-text="false" chart:data-label-symbol="false"/>
      <style:graphic-properties draw:fill-color="#0066cc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14" style:family="chart">
      <style:chart-properties chart:symbol-type="none" chart:data-label-number="none" chart:data-label-text="false" chart:data-label-symbol="false"/>
      <style:graphic-properties draw:fill-color="#ccccff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15" style:family="chart">
      <style:chart-properties chart:symbol-type="none" chart:data-label-number="none" chart:data-label-text="false" chart:data-label-symbol="false"/>
      <style:graphic-properties draw:fill-color="#000080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16" style:family="chart">
      <style:chart-properties chart:symbol-type="none" chart:data-label-number="none" chart:data-label-text="false" chart:data-label-symbol="false"/>
      <style:graphic-properties draw:fill-color="#ff00ff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17" style:family="chart">
      <style:chart-properties chart:symbol-type="none" chart:data-label-number="none" chart:data-label-text="false" chart:data-label-symbol="false"/>
      <style:graphic-properties draw:fill-color="#00ffff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18" style:family="chart">
      <style:chart-properties chart:symbol-type="none" chart:data-label-number="none" chart:data-label-text="false" chart:data-label-symbol="false"/>
      <style:graphic-properties draw:fill-color="#ffff00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1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2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2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22" style:family="chart">
      <style:graphic-properties draw:stroke="none" draw:fill="none"/>
    </style:style>
    <style:style style:name="ch23" style:family="chart">
      <style:graphic-properties draw:stroke="none" draw:fill-color="#999999"/>
    </style:style>
  </office:automatic-styles>
  <office:body>
    <office:chart>
      <chart:chart svg:width="11.32cm" svg:height="7.44cm" chart:class="chart:circle" chart:style-name="ch1">
        <chart:title svg:x="4.262cm" svg:y="0.148cm" chart:style-name="ch2">
          <text:p>Pies_Offset1</text:p>
        </chart:title>
        <chart:legend chart:legend-position="end" svg:x="10.244cm" svg:y="1.709cm" chart:style-name="ch3"/>
        <chart:plot-area chart:style-name="ch4" table:cell-range-address="Sheet1.$B$4:.$F$16" chart:data-source-has-labels="both" chart:table-number-list="0" svg:x="0.226cm" svg:y="0.986cm" svg:width="9.567cm" svg:height="6.306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>
            <chart:data-point chart:repeated="12"/>
          </chart:series>
          <chart:series chart:style-name="ch20">
            <chart:data-point chart:repeated="12"/>
          </chart:series>
          <chart:series chart:style-name="ch21">
            <chart:data-point chart:repeated="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